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imeBetweenPulses(ms)</text:p>
          </table:table-cell>
          <table:table-cell office:value-type="string" table:style-name="ce3">
            <text:p>ContactTime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5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number-rows-repeated="1048454" table:style-name="ro2">
          <table:table-cell table:number-columns-repeated="16384"/>
        </table:table-row>
      </table:table>
      <table:database-ranges>
        <table:database-range table:target-range-address="Full1.A1:Full1.AD9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28:45Z</meta:creation-date>
    <dc:date>2024-04-24T11:29:30Z</dc:date>
    <meta:editing-cycles>16</meta:editing-cycles>
    <meta:editing-duration>PT7920S</meta:editing-duration>
  </office:meta>
</office:document-meta>
</file>